
<file path=META-INF/manifest.xml><?xml version="1.0" encoding="utf-8"?>
<!DOCTYPE manifest  PUBLIC '-//OpenOffice.org//DTD Manifest 2.0//EN'  'Manifest.dtd'>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full-path="Pictures/NUIMThesis0x.png"/>
  <manifest:file-entry manifest:media-type="text/xml" manifest:full-path="NUIMThesis-m2/content.xml"/>
  <manifest:file-entry manifest:media-type="text/xml" manifest:full-path="NUIMThesis-m2/settings.xml"/>
  <manifest:file-entry manifest:media-type="application/vnd.sun.xml.math" manifest:full-path="NUIMThesis-m2/"/>
  <manifest:file-entry manifest:media-type="text/xml" manifest:full-path="NUIMThesis-m3/content.xml"/>
  <manifest:file-entry manifest:media-type="text/xml" manifest:full-path="NUIMThesis-m3/settings.xml"/>
  <manifest:file-entry manifest:media-type="application/vnd.sun.xml.math" manifest:full-path="NUIMThesis-m3/"/>
  <manifest:file-entry manifest:media-type="text/xml" manifest:full-path="NUIMThesis-m4/content.xml"/>
  <manifest:file-entry manifest:media-type="text/xml" manifest:full-path="NUIMThesis-m4/settings.xml"/>
  <manifest:file-entry manifest:media-type="application/vnd.sun.xml.math" manifest:full-path="NUIMThesis-m4/"/>
</manifest:manifest>
</file>

<file path=content.xml><?xml version="1.0" encoding="utf-8"?>
<!DOCTYPE document-content  PUBLIC '-//OpenOffice.org//DTD OfficeDocument 2.0//EN'  'office.dtd'>
<?xtpipes file="oo-text.4xt" ?>
<office:document-content xmlns:office="urn:oasis:names:tc:opendocument:xmlns:office:1.0" xmlns:style="urn:oasis:names:tc:opendocument:xmlns:style:1.0" xmlns:table="urn:oasis:names:tc:opendocument:xmlns:table:1.0" xmlns:draw="urn:oasis:names:tc:opendocument:xmlns:drawing:1.0" xmlns:fo="http://www.w3.org/1999/XSL/Format" xmlns:xlink="http://www.w3.org/1999/xlink" xmlns:text="urn:oasis:names:tc:opendocument:xmlns:text:1.0"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anim="urn:oasis:names:tc:opendocument:xmlns:animation:1.0" xmlns:smil="urn:oasis:names:tc:opendocument:xmlns:smil-compatible:1.0" xmlns:presentation="urn:oasis:names:tc:opendocument:xmlns:presentation:1.0" office:version="1.0">
  <office:automatic-styles>
    <style:style style:name="cmex-10" style:family="text">
      <style:text-properties fo:font-size="8.3pt"/>
    </style:style>
    <style:style style:name="cmbsy-10x-x-120" style:family="text">
      <style:text-properties fo:font-weight="bold"/>
    </style:style>
    <style:style style:name="cmbsy-8" style:family="text">
      <style:text-properties fo:font-weight="bold" fo:font-size="6.6pt"/>
    </style:style>
    <style:style style:name="cmbsy-6" style:family="text">
      <style:text-properties fo:font-weight="bold" fo:font-size="5.0pt"/>
    </style:style>
    <style:style style:name="cmr-8" style:family="text">
      <style:text-properties fo:font-size="6.6pt"/>
    </style:style>
    <style:style style:name="cmr-6" style:family="text">
      <style:text-properties fo:font-size="5.0pt"/>
    </style:style>
    <style:style style:name="cmmi-12" style:family="text">
      <style:text-properties fo:font-style="italic"/>
    </style:style>
    <style:style style:name="cmmi-8" style:family="text">
      <style:text-properties fo:font-style="italic" fo:font-size="6.6pt"/>
    </style:style>
    <style:style style:name="cmmi-6" style:family="text">
      <style:text-properties fo:font-style="italic" fo:font-size="5.0pt"/>
    </style:style>
    <style:style style:name="cmsy-8" style:family="text">
      <style:text-properties fo:font-size="6.6pt"/>
    </style:style>
    <style:style style:name="cmsy-6" style:family="text">
      <style:text-properties fo:font-size="5.0pt"/>
    </style:style>
    <style:style style:name="cmbx-12x-x-207" style:family="text">
      <style:text-properties fo:font-weight="bold" fo:font-size="20.7pt"/>
    </style:style>
    <style:style style:name="cmr-17" style:family="text">
      <style:text-properties fo:font-size="14.1pt"/>
    </style:style>
    <style:style style:name="cmbx-12x-x-144" style:family="text">
      <style:text-properties fo:font-weight="bold" fo:font-size="14.4pt"/>
    </style:style>
    <style:style style:name="cmr-12x-x-120" style:family="text">
      <style:text-properties fo:font-size="12.0pt"/>
    </style:style>
    <style:style style:name="cmti-12" style:family="text">
      <style:text-properties fo:font-style="italic"/>
    </style:style>
    <style:style style:name="Figure" style:family="section">
      <style:section-properties fo:margin-left="0.25in" fo:margin-right="0.25in" style:editable="true">
        <style:columns fo:column-count="0" fo:column-gap="0in"/>
      </style:section-properties>
    </style:style>
    <style:page-layout style:name="Standard-page-layout">
      <style:page-layout-properties fo:page-width="597.50787pt" fo:page-height="845.04684pt"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body>
    <office:text>
      <text:p text:style-name="newpage"/>
      <!--l. 4
-->
      <text:p text:style-name="First-line-indent">

   </text:p>
      <text:section text:style-name="begin-end-env" text:name="begin-end-env-1">
        <text:p text:style-name="begin-env-p"/>
        <!--begin center
-->
        <text:p text:style-name="center">
 <text:span text:style-name="textbf"><text:span text:style-name="cmbx-12x-x-207">The official title of my project</text:span>
<text:span text:style-name="cmbx-12x-x-207">would go here</text:span></text:span><text:line-break/>
<text:span text:style-name="cmr-17">Followed by an optional subtitle</text:span><text:line-break/>
<text:span text:style-name="textbf"><text:span text:style-name="cmbx-12x-x-144">Joseph A. Soap</text:span></text:span><text:line-break/>
<text:span text:style-name="cmr-17">Final Year Project</text:span><text:line-break/>
<text:span text:style-name="cmr-17">Computer Science &amp; Software Engineering</text:span><text:line-break/>
</text:p>
        <text:section text:name="fig" text:style-name="Figure">
          <text:p text:style-name="bigskip"/>
          <text:p><draw:frame draw:name="begin-end-env-2" draw:style-name="env-frame" text:anchor-type="as-char" svg:width="90%" draw:z-index="0"> <draw:text-box><!--begin center
-->
<text:p text:style-name="center">
 <draw:frame draw:name="NUIMThesis0x.png" text:anchor-type="as-char" draw:z-index="0" svg:width="0pt" svg:height="0pt"><draw:image xlink:href="Pictures/NUIMThesis0x.png" xlink:type="simple" xlink:show="embed" xlink:actuate="onLoad"/><!--draw:name="  " 
--></draw:frame><!--tex4ht:graphics  
name="NUIMThesis0x.png" src="NUIG.pdf" svg:width="72.26999pt" svg:height="72.26999pt"  

-->
</text:p></draw:text-box> </draw:frame></text:p>
          <!--end center
-->
          <text:p text:style-name="bigskip"/>
        </text:section>
        <text:p text:style-name="center"><text:span text:style-name="cmr-17">Department Of Computer Science</text:span><text:line-break/>
<text:span text:style-name="cmr-17">National University of Ireland, Maynooth</text:span><text:line-break/>
<text:span text:style-name="cmr-17">Co. Kildare</text:span><text:line-break/>
<text:span text:style-name="cmr-17">Ireland</text:span><text:line-break/>
<text:span text:style-name="cmr-17">March 12th, 2004</text:span><text:line-break/>
<text:span text:style-name="cmr-12x-x-120">A thesis submitted in partial fulfillment of the B.Sc degree in</text:span>
<text:span text:style-name="cmr-12x-x-120">computer science and sotware engineering</text:span><text:line-break/>


<text:span text:style-name="cmr-12x-x-120"><text:s/></text:span><text:span text:style-name="cmr-17">Supervisor: Chuck D, Public Enemy</text:span>
</text:p>
        <text:p text:style-name="end-env-p"/>
      </text:section>
      <!--end center
-->
      <text:p text:style-name="newpage"/>
      <!--l. 30
-->
      <text:p text:style-name="First-line-indent">

   </text:p>
      <text:table-of-content text:name="toc" text:style-name="Sect1" text:protected="true">
        <text:table-of-content-source text:outline-level="6">
          <text:index-title-template text:style-name="Contents-Heading">Contents</text:index-title-template>
          <text:table-of-content-entry-template text:outline-level="1" text:style-name="Contents-1">
            <text:index-entry-chapter/>
            <text:index-entry-text/>
            <text:index-entry-tab-stop style:type="right" style:leader-char="."/>
            <text:index-entry-page-number/>
          </text:table-of-content-entry-template>
          <text:table-of-content-entry-template text:outline-level="2" text:style-name="Contents-2">
            <text:index-entry-chapter/>
            <text:index-entry-text/>
            <text:index-entry-tab-stop style:type="right" style:leader-char="."/>
            <text:index-entry-page-number/>
          </text:table-of-content-entry-template>
          <text:table-of-content-entry-template text:outline-level="3" text:style-name="Contents-3">
            <text:index-entry-chapter/>
            <text:index-entry-text/>
            <text:index-entry-tab-stop style:type="right" style:leader-char="."/>
            <text:index-entry-page-number/>
          </text:table-of-content-entry-template>
          <text:table-of-content-entry-template text:outline-level="4" text:style-name="Contents-4">
            <text:index-entry-chapter/>
            <text:index-entry-text/>
            <text:index-entry-tab-stop style:type="right" style:leader-char="."/>
            <text:index-entry-page-number/>
          </text:table-of-content-entry-template>
          <text:table-of-content-entry-template text:outline-level="5" text:style-name="Contents-5">
            <text:index-entry-chapter/>
            <text:index-entry-text/>
            <text:index-entry-tab-stop style:type="right" style:leader-char="."/>
            <text:index-entry-page-number/>
          </text:table-of-content-entry-template>
          <text:table-of-content-entry-template text:outline-level="6" text:style-name="Contents-6">
            <text:index-entry-chapter/>
            <text:index-entry-text/>
            <text:index-entry-tab-stop style:type="right" style:leader-char="."/>
            <text:index-entry-page-number/>
          </text:table-of-content-entry-template>
          <text:table-of-content-entry-template text:outline-level="7" text:style-name="Contents-7">
            <text:index-entry-chapter/>
            <text:index-entry-text/>
            <text:index-entry-tab-stop style:type="right" style:leader-char="."/>
            <text:index-entry-page-number/>
          </text:table-of-content-entry-template>
          <text:table-of-content-entry-template text:outline-level="8" text:style-name="Contents-8">
            <text:index-entry-chapter/>
            <text:index-entry-text/>
            <text:index-entry-tab-stop style:type="right" style:leader-char="."/>
            <text:index-entry-page-number/>
          </text:table-of-content-entry-template>
          <text:table-of-content-entry-template text:outline-level="9" text:style-name="Contents-9">
            <text:index-entry-chapter/>
            <text:index-entry-text/>
            <text:index-entry-tab-stop style:type="right" style:leader-char="."/>
            <text:index-entry-page-number/>
          </text:table-of-content-entry-template>
          <text:table-of-content-entry-template text:outline-level="10" text:style-name="Contents-10">
            <text:index-entry-chapter/>
            <text:index-entry-text/>
            <text:index-entry-tab-stop style:type="right" style:leader-char="."/>
            <text:index-entry-page-number/>
          </text:table-of-content-entry-template>
        </text:table-of-content-source>
        <text:index-body>
          <text:index-title text:style-name="Sect2" text:name="contents">
            <text:p text:style-name="Contents-Heading">Contents</text:p>
          </text:index-title>
          <text:p text:style-name="P1"><text:span text:style-name="toc-mark">Chapter<text:s/>1 </text:span><t4htlink href="#x1-10001" name="QQ2-1-1"/>Introduction</text:p>
          <text:p text:style-name="P2"><text:span text:style-name="toc-mark">1.1 </text:span><t4htlink href="#x1-20001.1" name="QQ2-1-2"/>Overview of the report</text:p>
          <text:p text:style-name="P1"><text:span text:style-name="toc-mark">Chapter<text:s/>2
</text:span><t4htlink href="#x1-30002" name="QQ2-1-3"/>Requirements</text:p>
          <text:p text:style-name="P1"><text:span text:style-name="toc-mark">Chapter<text:s/>3 </text:span><t4htlink href="#x1-40003" name="QQ2-1-4"/>Design</text:p>
          <text:p text:style-name="P1"><text:span text:style-name="toc-mark">Chapter<text:s/>4 </text:span><t4htlink href="#x1-50004" name="QQ2-1-5"/>Implementation</text:p>
          <text:p text:style-name="P1"><text:span text:style-name="toc-mark">Chapter<text:s/>5
</text:span><t4htlink href="#x1-60005" name="QQ2-1-6"/>The Travelling Salesman Problem</text:p>
          <text:p text:style-name="P1"><text:span text:style-name="toc-mark">Chapter<text:s/>6 </text:span><t4htlink href="#x1-70006" name="QQ2-1-7"/>Testing</text:p>
          <text:p text:style-name="P2"><text:span text:style-name="toc-mark">6.1 </text:span><t4htlink href="#x1-80006.1" name="QQ2-1-8"/>White Box
Testing</text:p>
          <text:p text:style-name="P3"><text:span text:style-name="toc-mark">6.1.1 </text:span><t4htlink href="#x1-90006.1.1" name="QQ2-1-9"/>The Login System</text:p>
          <text:p text:style-name="P3"><text:span text:style-name="toc-mark">6.1.2 </text:span><t4htlink href="#x1-120006.1.2" name="QQ2-1-12"/>The search system</text:p>
          <text:p text:style-name="P2"><text:span text:style-name="toc-mark">6.2 </text:span><t4htlink href="#x1-130006.2" name="QQ2-1-13"/>Integration
Testing</text:p>
          <text:p text:style-name="P1"><text:span text:style-name="toc-mark">Chapter<text:s/>7 </text:span><t4htlink href="#x1-140007" name="QQ2-1-14"/>Conclusions</text:p>
          <text:p text:style-name="P2"><text:span text:style-name="toc-mark">7.1 </text:span><t4htlink href="#x1-150007.1" name="QQ2-1-15"/>Table Time</text:p>
        </text:index-body>
      </text:table-of-content>
      <!--start of chapter
-->
      <text:p text:style-name="clearpage"/>
      <text:h text:style-name="Heading-1" text:outline-level="1"><text:span text:style-name="chapter">Chapter<text:s/>1 </text:span><text:line-break/><t4htlink href="#QQ2-1-1" name="x1-10001"/>Introduction</text:h>
      <!--l. 35
-->
      <text:p text:style-name="Text-body">LThis microphone explode, shattering The molds Ya eighter drop tha hits like de
la o or get tha Fuck off tha commode Wit tha sure shot, sure ta make tha Bodies
drop Drop an dont copy yo, dont call this A co-opt Terror rains drenchin,
quenchin tha thirst of Tha power dons That five sided fist-a-gon Tha rotten
sore on the face of mother earth gets Bigger Tha triggers cold empty ya
purse
      </text:p>
      <!--l. 41
-->
      <text:list text:style-name="Itemize">
        <text:list-item>
          <text:p text:style-name="Inside-itemize">This is a list, oh my god!
      </text:p>
        </text:list-item>
        <text:list-item>
          <text:p text:style-name="Inside-itemize">This is a second list item</text:p>
        </text:list-item>
      </text:list>
      <!--start of section
-->
      <text:h text:style-name="Heading-2" text:outline-level="2"><text:span text:style-name="section">1.1    </text:span><t4htlink href="#QQ2-1-2" name="x1-20001.1"/>Overview of the report</text:h>
      <!--l. 46
-->
      <text:p text:style-name="Text-body">Section two is requirements, section three is design, four is implementation. And
so on, you get the picture, don’t you ?

   </text:p>
      <!--end of section
-->
      <!--end of chapter
-->
      <!--start of chapter
-->
      <text:p text:style-name="clearpage"/>
      <text:h text:style-name="Heading-1" text:outline-level="1"><text:span text:style-name="chapter">Chapter<text:s/>2 </text:span><text:line-break/><t4htlink href="#QQ2-1-3" name="x1-30002"/>Requirements</text:h>
      <!--l. 49
-->
      <text:p text:style-name="Text-body">Latex might seem to make things complicated initially , but in the long term, it
makes things simpler. You won’t be convinced of that until you see someone
dragging and dropping pictures all over the place in Microsoft Word, or the way
they spend hours bolding, highlighting and aligning different things. Anyways,
back to the learning.

   </text:p>
      <!--end of chapter
-->
      <!--start of chapter
-->
      <text:p text:style-name="clearpage"/>
      <text:h text:style-name="Heading-1" text:outline-level="1"><text:span text:style-name="chapter">Chapter<text:s/>3 </text:span><text:line-break/><t4htlink href="#QQ2-1-4" name="x1-40003"/>Design</text:h>
      <!--l. 55
-->
      <text:p text:style-name="Text-body">This chapter discusses design and all the issues we had with it.
      </text:p>
      <text:list text:style-name="Enumerate">
        <text:list-item>
          <text:p text:style-name="Inside-enumerate">This is a numbered list
      </text:p>
        </text:list-item>
        <text:list-item>
          <text:p text:style-name="Inside-enumerate">Whilst bullet lists are done with the itemize command , numbered ones
      are done with the enumerate command.
      </text:p>
        </text:list-item>
        <text:list-item>
          <text:p text:style-name="Inside-enumerate">Katie Holmes
      </text:p>
        </text:list-item>
        <text:list-item>
          <text:p text:style-name="Inside-enumerate">Definitely Katie Holmes
      </text:p>
        </text:list-item>
        <text:list-item>
          <text:p text:style-name="Inside-enumerate">Definitely
      </text:p>
        </text:list-item>
      </text:list>
      <!--l. 69
-->
      <text:p text:style-name="Text-body">As you can see, enumerated lists have their own purposes, furthermore if you nest
lists within lists, LaTeX sorts out fancy roman numerals and shit for
you!

   </text:p>
      <!--end of chapter
-->
      <!--start of chapter
-->
      <text:p text:style-name="clearpage"/>
      <text:h text:style-name="Heading-1" text:outline-level="1"><text:span text:style-name="chapter">Chapter<text:s/>4 </text:span><text:line-break/><t4htlink href="#QQ2-1-5" name="x1-50004"/>Implementation</text:h>
      <!--l. 71
-->
      <text:p text:style-name="Text-body">This is were you discuss all the platform specific stuff, e.g. This was ran on Apach
1.3.1 , PHP is a shit language, if you were my student I would fail you for that
alone.
</text:p>
      <!--l. 80
-->
      <text:p text:style-name="First-line-indent">   Anways, by looking at the source of this latex file, you can find out how to do
every you need for a final year thesis. Durka Durka Durka, Mohammed
Jihad.

   </text:p>
      <!--end of chapter
-->
      <!--start of chapter
-->
      <text:p text:style-name="clearpage"/>
      <text:h text:style-name="Heading-1" text:outline-level="1"><text:span text:style-name="chapter">Chapter<text:s/>5 </text:span><text:line-break/><t4htlink href="#QQ2-1-6" name="x1-60005"/>The Travelling Salesman Problem</text:h>
      <!--l. 86
-->
      <text:p text:style-name="Text-body">This ”problem” always bothered me, if you can’t get your shit together to travel
around a few towns in a logical manner, then did you ever think that the job aint
for you?

   </text:p>
      <!--end of chapter
-->
      <!--start of chapter
-->
      <text:p text:style-name="clearpage"/>
      <text:h text:style-name="Heading-1" text:outline-level="1"><text:span text:style-name="chapter">Chapter<text:s/>6 </text:span><text:line-break/><t4htlink href="#QQ2-1-7" name="x1-70006"/>Testing</text:h>
      <!--l. 89
-->
      <text:p text:style-name="Text-body">Ah yes, testing chapter, This is probably the only chapter were you would be
allowed go three headings deep. Lets do it shall we?
   </text:p>
      <!--start of section
-->
      <text:h text:style-name="Heading-2" text:outline-level="2"><text:span text:style-name="section">6.1    </text:span><t4htlink href="#QQ2-1-8" name="x1-80006.1"/>White Box Testing</text:h>
      <!--l. 91
-->
      <text:p text:style-name="Text-body">We decided to break the system into sub components, enabling us to perform unit
testing on each part. First off, is the login system
   </text:p>
      <!--start of subsection
-->
      <text:h text:style-name="Heading-3" text:outline-level="3"><text:span text:style-name="subsection">6.1.1    </text:span><t4htlink href="#QQ2-1-9" name="x1-90006.1.1"/>The Login System</text:h>
      <!--l. 93
-->
      <text:p text:style-name="Text-body">There are only two outcomes from a login, accept or reject. We simulated intense
stress testing by using a perl script to repetitively attempt to login, using random
strings as username and password, and also using valid names/passwords on
occasion.
   </text:p>
      <!--start of subsubsection
-->
      <text:h text:style-name="Heading-4" text:outline-level="4"><text:span text:style-name="subsubsection"/><text:reference-mark text:name="x1-100006.1.1"> </text:reference-mark>Testing Successful Logins</text:h>
      <!--l. 96
-->
      <text:p text:style-name="Text-body">We tested them , they worked.
   </text:p>
      <!--end of subsubsection
-->
      <!--start of subsubsection
-->
      <text:h text:style-name="Heading-4" text:outline-level="4"><text:span text:style-name="subsubsection"/><text:reference-mark text:name="x1-110006.1.1"> </text:reference-mark>Testing Invalid Logins</text:h>
      <!--l. 98
-->
      <text:p text:style-name="Text-body">We tested them too , they also worked. Whats nice about this , is that if you
check the generated table of contents, everything looks perfect, you don’t have to
worry about anything.
   </text:p>
      <!--end of subsubsection
-->
      <!--end of subsection
-->
      <!--start of subsection
-->
      <text:h text:style-name="Heading-3" text:outline-level="3"><text:span text:style-name="subsection">6.1.2    </text:span><t4htlink href="#QQ2-1-12" name="x1-120006.1.2"/>The search system</text:h>
      <!--l. 101
-->
      <text:p text:style-name="Text-body">Yeah yeah yeah , this is soo boring to type.
   </text:p>
      <!--end of subsection
-->
      <!--end of section
-->
      <!--start of section
-->
      <text:h text:style-name="Heading-2" text:outline-level="2"><text:span text:style-name="section">6.2    </text:span><t4htlink href="#QQ2-1-13" name="x1-130006.2"/>Integration Testing</text:h>
      <!--l. 103
-->
      <text:p text:style-name="Text-body">This is when, after unit testing, you test that the sub components interact
successfully with each other.

   </text:p>
      <!--end of section
-->
      <!--end of chapter
-->
      <!--start of chapter
-->
      <text:p text:style-name="clearpage"/>
      <text:h text:style-name="Heading-1" text:outline-level="1"><text:span text:style-name="chapter">Chapter<text:s/>7 </text:span><text:line-break/><t4htlink href="#QQ2-1-14" name="x1-140007"/>Conclusions</text:h>
      <!--l. 105
-->
      <text:p text:style-name="Text-body">Finally , I will show you how to do a table, and a reference. So, as you can see Des
Traynor<text:bibliography-mark text:identifier="1" text:bibliography-type="custom1"/><text:span text:style-name="reference-ref"><text:reference-ref text:ref-name="XDesTraynor" text:reference-format="text"> </text:reference-ref></text:span> showed us a thing or two. As a side note, always run the latex command
twice to ensure your references are proper. Its just a little thing that
helps.
   </text:p>
      <!--start of section
-->
      <text:h text:style-name="Heading-2" text:outline-level="2"><text:span text:style-name="section">7.1    </text:span><t4htlink href="#QQ2-1-15" name="x1-150007.1"/>Table Time</text:h>
      <!--l. 109
-->
      <text:p text:style-name="Text-body">We all love tables, they are great for eating off, here is a table... </text:p>
      <text:section text:name="fig" text:style-name="Figure">
        <text:p text:style-name="bigskip"/>
        <text:section text:style-name="begin-end-env" text:name="begin-end-env-3">
          <text:p text:style-name="begin-env-p"/>
          <!--begin center
-->
          <text:p text:style-name="center">
</text:p>
          <text:p text:style-name="center"/>
          <table:table table:style-name="tabular">
            <!--table:table-column-group ???="TBL-1-1g"
-->
            <table:table-column table:style-name="TBL-1-1"/>
            <!--/table:table-column-group
-->
            <!--table:table-column-group ???="TBL-1-2g"
-->
            <table:table-column table:style-name="TBL-1-2"/>
            <!--/table:table-column-group
-->
            <table:table-row table:style-name="hline-row">
              <table:table-cell table:style-name="hline-cell" table:value-type="string">
                <text:p text:style-name="hline-p-hr"/>
              </table:table-cell>
              <table:table-cell table:style-name="hline-cell" table:value-type="string">
                <text:p text:style-name="hline-p-hr"/>
              </table:table-cell>
            </table:table-row>
            <table:table-row table:style-name="TBL-1-1-">
              <table:table-cell table:style-name="TBL-1-1-1">
                <text:p text:style-name="sty-LR11R"><!--l. 116
--><draw:frame draw:name="mobj-2" draw:style-name="mml-inline" draw:z-index="0" text:anchor-type="as-char"><draw:object xlink:actuate="onLoad" xlink:href="./NUIMThesis-m2" xlink:show="embed" xlink:type="simple"/></draw:frame> </text:p>
              </table:table-cell>
              <table:table-cell table:style-name="TBL-1-1-2">
                <text:p text:style-name="sty-R11R"><!--l. 116
--><draw:frame draw:name="mobj-3" draw:style-name="mml-inline" draw:z-index="0" text:anchor-type="as-char"><draw:object xlink:actuate="onLoad" xlink:href="./NUIMThesis-m3" xlink:show="embed" xlink:type="simple"/></draw:frame>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row>
            <table:table-row table:style-name="TBL-1-2-">
              <table:table-cell table:style-name="TBL-1-2-1">
                <text:p text:style-name="sty-LR11R">                                                                                               1995/6</text:p>
              </table:table-cell>
              <table:table-cell table:style-name="TBL-1-2-2">
                <text:p text:style-name="sty-R11R">                                                                              Manchester United</text:p>
              </table:table-cell>
            </table:table-row>
            <table:table-row table:style-name="TBL-1-3-">
              <table:table-cell table:style-name="TBL-1-3-1">
                <text:p text:style-name="sty-LR11R">                                                                                               1996/7</text:p>
              </table:table-cell>
              <table:table-cell table:style-name="TBL-1-3-2">
                <text:p text:style-name="sty-R11R">                                                                              Manchester United</text:p>
              </table:table-cell>
            </table:table-row>
            <table:table-row table:style-name="TBL-1-4-">
              <table:table-cell table:style-name="TBL-1-4-1">
                <text:p text:style-name="sty-LR11R">                                                                                               1997/8</text:p>
              </table:table-cell>
              <table:table-cell table:style-name="TBL-1-4-2">
                <text:p text:style-name="sty-R11R">                                                                                             Arsenal</text:p>
              </table:table-cell>
            </table:table-row>
            <table:table-row table:style-name="TBL-1-5-">
              <table:table-cell table:style-name="TBL-1-5-1">
                <text:p text:style-name="sty-LR11R">                                                                                               1998/9</text:p>
              </table:table-cell>
              <table:table-cell table:style-name="TBL-1-5-2">
                <text:p text:style-name="sty-R11R">                                                                              Manchester United</text:p>
              </table:table-cell>
            </table:table-row>
            <table:table-row table:style-name="TBL-1-6-">
              <table:table-cell table:style-name="TBL-1-6-1">
                <text:p text:style-name="sty-LR11R">                                                                                             1999/00</text:p>
              </table:table-cell>
              <table:table-cell table:style-name="TBL-1-6-2">
                <text:p text:style-name="sty-R11R">                                                                              Manchester United</text:p>
              </table:table-cell>
            </table:table-row>
            <table:table-row table:style-name="TBL-1-7-">
              <table:table-cell table:style-name="TBL-1-7-1">
                <text:p text:style-name="sty-LR11R">                                                                                             2000/01</text:p>
              </table:table-cell>
              <table:table-cell table:style-name="TBL-1-7-2">
                <text:p text:style-name="sty-R11R">                                                                              Manchester United</text:p>
              </table:table-cell>
            </table:table-row>
            <table:table-row table:style-name="TBL-1-8-">
              <table:table-cell table:style-name="TBL-1-8-1">
                <text:p text:style-name="sty-LR11R">                                                                                             2001/02</text:p>
              </table:table-cell>
              <table:table-cell table:style-name="TBL-1-8-2">
                <text:p text:style-name="sty-R11R">                                                                                             Arsenal</text:p>
              </table:table-cell>
            </table:table-row>
            <table:table-row table:style-name="TBL-1-9-">
              <table:table-cell table:style-name="TBL-1-9-1">
                <text:p text:style-name="sty-LR11R">                                                                                             2002/03</text:p>
              </table:table-cell>
              <table:table-cell table:style-name="TBL-1-9-2">
                <text:p text:style-name="sty-R11R">                                                                              Manchester United</text:p>
              </table:table-cell>
            </table:table-row>
            <table:table-row table:style-name="TBL-1-10-">
              <table:table-cell table:style-name="TBL-1-10-1">
                <text:p text:style-name="sty-LR11R">                                                                                             2003/04</text:p>
              </table:table-cell>
              <table:table-cell table:style-name="TBL-1-10-2">
                <text:p text:style-name="sty-R11R">                                                                                             Arsenal</text:p>
              </table:table-cell>
            </table:table-row>
            <table:table-row table:style-name="TBL-1-11-">
              <table:table-cell table:style-name="TBL-1-11-1">
                <text:p text:style-name="sty-LR11R">                                                                                             2004/05</text:p>
              </table:table-cell>
              <table:table-cell table:style-name="TBL-1-11-2">
                <text:p text:style-name="sty-R11R">                                                                              Manchester United</text:p>
              </table:table-cell>
            </table:table-row>
          </table:table>
          <text:p text:style-name="center"> 
<text:span text:style-name="caption"><text:span text:style-name="caption-title">Figure<text:s/>7.1<text:reference-mark text:name="x1-150011"> </text:reference-mark>: </text:span>Clearly United have won a thing or two.</text:span>
</text:p>
          <text:p text:style-name="end-env-p"/>
        </text:section>
        <!--end center
-->
        <text:p text:style-name="bigskip"/>
      </text:section>
      <!--l. 134
-->
      <text:p text:style-name="First-line-indent">   Table 7.1<!--tex4ht:ref: tab:football 
--><text:span text:style-name="reference-ref"><text:reference-ref text:ref-name="x1-150007.1" text:reference-format="text"> </text:reference-ref></text:span> shows that Manchester United are clearly superior. End of story. Here is some
more text. <!--l. 135
--><draw:frame draw:style-name="mml-inline" draw:name="mobj-4" text:anchor-type="as-char" draw:z-index="0"><draw:object xlink:href="./NUIMThesis-m4" xlink:type="simple" xlink:show="embed" xlink:actuate="onLoad"/></draw:frame> 

   </text:p>
      <!--start of chapter*
-->
      <text:p text:style-name="clearpage"/>
      <text:h text:style-name="Heading-1" text:outline-level="1"><text:reference-mark text:name="x1-160007.1"> </text:reference-mark>References</text:h>
      <text:bibliography text:name="bib-1">
        <text:bibliography-source>
          <text:index-title-template>References</text:index-title-template>
          <text:bibliography-entry-template text:bibliography-type="custom1" text:style-name="Bibliography1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bibitem">
 [1]<text:reference-mark text:name="XDesTraynor"> </text:reference-mark> Des Traynor and Dimitri Kolyanev,<text:span text:style-name="cmti-12">‘Decks, Drums and Rock‘n‘ Roll ’</text:span>,
  2005.
  </text:p>
          <text:p text:style-name="p-bibitem">
 [2]<text:reference-mark text:name="XProgramming-Perl"> </text:reference-mark> Larry  Wall,  Tom  Christiansen,  Jon  Orwant  <text:span text:style-name="cmti-12">Programming  Perl  (3rd</text:span>
  <text:span text:style-name="cmti-12">Edition) </text:span>, O’Reilly Publications.
  </text:p>
          <text:p text:style-name="p-bibitem">
 [3]<text:reference-mark text:name="XProgramming-DBI"> </text:reference-mark> Alligator Descartes, Tim Bunce <text:span text:style-name="cmti-12">Programming the Perl DBI </text:span>O’Reilly
  Publications.
  </text:p>
          <text:p text:style-name="p-bibitem">
 [4]<text:reference-mark text:name="XPerl-MySQL"> </text:reference-mark> Paul DuBois, <text:span text:style-name="cmti-12">Mysql and Perl for the Web</text:span>, New Riders Publishing.
  </text:p>
          <text:p text:style-name="p-bibitem">
 [5]<text:reference-mark text:name="XApache"> </text:reference-mark> The apache website http://www.apache.org</text:p>
        </text:index-body>
      </text:bibliography>
      <!--end of chapter*
-->
      <!--end of section
-->
      <!--end of chapter
-->
    </office:text>
  </office:body>
</office:document-content>
</file>

<file path=styles.xml><?xml version="1.0" encoding="utf-8"?>
<!DOCTYPE document-styles  PUBLIC '-//OpenOffice.org//DTD OfficeDocument 2.0//EN'  'office.dtd'>
<office:document-styles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office:version="1.0">
  <office:font-face-decls> </office:font-face-decls>
  <office:styles>
    <style:style style:name="bigskip" style:family="paragraph" style:parent-style-name="Text-body">
      <style:paragraph-properties fo:margin-top="0.2cm" fo:margin-bottom="0.0cm"/>
    </style:style>
    <style:style style:name="clearpage" style:family="paragraph" style:parent-style-name="Text-body">
      <style:paragraph-properties fo:break-before="page"/>
    </style:style>
    <style:style style:name="hline-p-hr" style:family="paragraph">
      <style:paragraph-properties fo:padding="0.00001cm" fo:margin-top="0.00001cm" fo:margin-bottom="0.00001cm" fo:border-left="none" fo:border-right="none" fo:border-top="none" fo:line-height="0.011cm" fo:border-bottom="0.01cm solid #000000"/>
    </style:style>
    <style:style style:name="cline-p-hr" style:family="paragraph">
      <style:paragraph-properties fo:padding="0.00001cm" fo:margin-top="0.00001cm" fo:margin-bottom="0.00001cm" fo:border-left="none" fo:border-right="none" fo:border-top="none" fo:line-height="0.01cm" fo:border-bottom="0.01cm solid #000000"/>
    </style:style>
    <style:style style:name="cline-p" style:family="paragraph">
      <style:paragraph-properties fo:margin="0.00001cm" fo:border="none" fo:line-height="0.001cm"/>
    </style:style>
    <style:style style:name="reference-ref" style:family="text">
      <style:text-properties style:text-underline-style="solid" style:text-underline-width="thick" style:text-underline-height="0.2em"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newpage" style:family="paragraph">
      <style:paragraph-properties fo:break-after="page"/>
    </style:style>
    <style:style style:name="mml-inline" style:family="graphic" style:parent-style-name="Formula">
      <style:graphic-properties style:vertical-pos="middle" style:vertical-rel="text"/>
    </style:style>
    <style:style style:name="mml-display" style:family="graphic" style:parent-style-name="Formula">
      <style:graphic-properties style:wrap="none" style:horizontal-pos="center" style:horizontal-rel="paragraph-content" fo:background-color="transparent" style:background-transparency="100%" fo:margin-left="5%"> </style:graphic-properties>
    </style:style>
    <style:style style:name="Formula" style:family="graphic">
      <style:graphic-properties text:anchor-type="as-char" svg:y="0in" fo:margin-left="0.1mm" fo:margin-right="0.1mm" style:vertical-pos="middle" style:vertical-rel="text"/>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equation" style:family="table">
      <style:table-properties style:rel-width="88%" fo:margin-left="1cm" fo:margin-right="0cm" fo:margin-top="0.3cm" fo:margin-bottom="0.3cm" table:align="margins"/>
    </style:style>
    <style:style style:name="caption-title" style:family="text">
      <style:text-properties fo:font-style="normal" fo:font-weight="bold"/>
    </style:style>
    <style:style style:name="sty-LR11R" style:family="paragraph" style:parent-style-name="Standard">
      <style:paragraph-properties fo:padding-left="0.17cm" fo:padding-right="0.17cm" fo:wrap-option="no-wrap" fo:text-align="end" fo:border-left="0.01cm solid #000000" fo:border-right="0.01cm solid #000000" style:justify-single-word="false"/>
    </style:style>
    <style:style style:name="sty-R11R" style:family="paragraph" style:parent-style-name="Standard">
      <style:paragraph-properties fo:padding-left="0.17cm" fo:padding-right="0.17cm" fo:wrap-option="no-wrap" fo:text-align="end" fo:border-right="0.01cm solid #000000" style:justify-single-word="false"/>
    </style:style>
    <style:style style:name="small-caps" style:family="text">
      <style:text-properties fo:font-variant="small-caps"/>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indent="0.499cm" style:auto-text-indent="false" fo:text-align="end" style:justify-single-word="false" style:writing-mode="rl-tb"/>
    </style:style>
    <style:style style:nam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Lik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Lik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p-nopar" style:family="paragraph" style:parent-style-name="Text-body">
      <style:paragraph-properties fo:text-align="justify" style:auto-text-indent="false" fo:margin-top="0.3cm" fo:margin-bottom="0.3cm" style:justify-single-word="false"/>
    </style:style>
    <style:style style:name="p-nopar-rtl" style:family="paragraph" style:parent-style-name="Text-body">
      <style:paragraph-properties style:auto-text-indent="false" fo:margin-top="0.3cm" fo:margin-bottom="0.3cm" style:justify-single-word="false" fo:text-align="end" style:writing-mode="rl-tb"/>
    </style:style>
    <style:style style:name="display-math" style:family="paragraph" style:parent-style-name="Text-body">
      <style:paragraph-properties fo:text-align="center" style:auto-text-indent="false" style:justify-single-word="false"/>
    </style:style>
    <style:style style:name="Inside-itemize" style:family="paragraph" style:parent-style-name="Standard" style:list-style-name="Itemize">
      <style:paragraph-properties fo:margin-left="0in" fo:margin-right="0in" fo:margin-top="0in" fo:margin-bottom="0.15in" fo:text-indent="0in" style:auto-text-indent="false"/>
    </styl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style>
    <style:style style:name="Inside-enumerate" style:family="paragraph" style:parent-style-name="Text-body" style:list-style-name="Enumerate">
      <style:paragraph-properties fo:margin-left="0in" fo:margin-right="0in" fo:margin-top="0in" fo:margin-bottom="0.15in" fo:text-indent="0in" style:auto-text-indent="false"/>
    </style:style>
    <text:list-style style:name="Enumerate">
      <text:list-level-style-number text:level="1" text:style-name="Numbering-Symbols" style:num-prefix="" style:num-suffix="." style:num-format="1">
        <style:list-level-properties text:min-label-width="0.2in" text:space-before="0.15in" text:min-label-distance="0.05in"/>
      </text:list-level-style-number>
      <text:list-level-style-number text:level="2" text:style-name="Numbering-Symbols" style:num-prefix="(" style:num-suffix=")" style:num-format="a">
        <style:list-level-properties text:min-label-width="0.2in" text:space-before="0.35in" text:min-label-distance="0.05in"/>
      </text:list-level-style-number>
      <text:list-level-style-number text:level="3" text:style-name="Numbering-Symbols" style:num-prefix="" style:num-suffix="." style:num-format="i">
        <style:list-level-properties text:min-label-width="0.2in" text:space-before="0.6in" text:min-label-distance="0.05in"/>
      </text:list-level-style-number>
      <text:list-level-style-number text:level="4" text:style-name="Numbering-Symbols" style:num-prefix="" style:num-suffix="." style:num-format="A">
        <style:list-level-properties text:min-label-width="0.2in" text:space-before="0.8in" text:min-label-distance="0.05in"/>
      </text:list-level-style-number>
    </text:list-style>
    <style:style style:name="Inside-enumerate-rtl" style:family="paragraph" style:list-style-name="Enumerate-rtl">
      <style:paragraph-properties fo:text-align="end" style:justify-single-word="false" style:writing-mode="rl-tb"/>
    </style:style>
    <text:list-style style:name="Enumerate-rtl">
      <text:list-level-style-number text:level="1" text:style-name="Numbering-Symbols" style:num-prefix="" style:num-suffix=".">
        <style:list-level-properties text:space-before="0.15in" style:num-format="1" text:min-label-distance="0.05in"/>
      </text:list-level-style-number>
      <text:list-level-style-number text:level="2" text:style-name="Numbering-Symbols" style:num-prefix="(" style:num-suffix=")">
        <style:list-level-properties text:space-before="0.35in" style:num-format="a" text:min-label-distance="0.05in"/>
      </text:list-level-style-number>
      <text:list-level-style-number text:level="3" text:style-name="Numbering-Symbols" style:num-prefix="" style:num-suffix=".">
        <style:list-level-properties text:space-before="0.6in" style:num-format="i" text:min-label-distance="0.05in"/>
      </text:list-level-style-number>
      <text:list-level-style-number text:level="4" text:style-name="Numbering-Symbols" style:num-prefix="" style:num-suffix=".">
        <style:list-level-properties text:space-before="0.8in" style:num-format="A" text:min-label-distance="0.05in"/>
      </text:list-level-style-number>
    </text:list-style>
    <text:list-style style:name="description">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list">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printshorthands">
      <text:list-level-style-bullet text:level="1" text:style-name="Source-Text" text:bullet-char=" ">
        <style:list-level-properties text:space-before="0in" text:min-label-width="0in" text:min-label-distance="0in"/>
      </text:list-level-style-bullet>
    </text:list-style>
    <style:style style:name="printshorthands-dd" style:family="paragraph" style:parent-style-name="Standard">
      <style:paragraph-properties fo:margin-left="0.35in" fo:margin-right="0in" fo:margin-top="0cm" fo:margin-bottom="0.2cm" fo:text-indent="0in" style:auto-text-indent="false"/>
    </style:style>
    <style:style style:name="printshorthands-dt" style:family="paragraph" style:parent-style-name="">
      <style:paragraph-properties fo:margin-left="0.1in" fo:margin-right="0in" fo:text-indent="0in" style:auto-text-indent="false"/>
    </style:style>
    <text:list-style style:name="printthebibliography">
      <text:list-level-style-bullet text:level="1" text:style-name="Source-Text" text:bullet-char=" ">
        <style:list-level-properties text:space-before="0in" text:min-label-width="0in" text:min-label-distance="0in"/>
      </text:list-level-style-bullet>
    </text:list-style>
    <style:style style:name="printthebibliography-dd" style:family="paragraph" style:parent-style-name="Standard">
      <style:paragraph-properties fo:margin-left="0.35in" fo:margin-right="0in" fo:margin-top="0cm" fo:margin-bottom="0.2cm" fo:text-indent="-0.35in" style:auto-text-indent="false"/>
    </style:style>
    <style:style style:name="printthebibliography-dt" style:family="paragraph" style:parent-style-name="">
      <style:paragraph-properties fo:margin-top="0cm" fo:margin-bottom="0cm" style:auto-text-indent="false"/>
    </style:style>
    <style:style style:name="quote" style:family="paragraph" style:parent-style-name="Text-body" style:next-style-name="Text-body">
      <style:paragraph-properties fo:margin-left="1cm" fo:margin-right="1cm" fo:margin-top="0.199cm" fo:margin-bottom="0.199cm" fo:text-indent="0cm" style:auto-text-indent="false"/>
    </style:style>
    <style:style style:name="quote-trl" style:family="paragraph" style:parent-style-name="Text-body-trl" style:next-style-name="Text-body-trl">
      <style:paragraph-properties fo:margin-left="1cm" fo:margin-right="1cm" fo:margin-top="0.199cm" fo:margin-bottom="0.199cm" fo:text-indent="0cm" style:auto-text-indent="false" fo:text-align="end" style:writing-mode="rl-tb"/>
    </style:style>
    <style:style style:name="begin-env-p" style:family="paragraph">
      <style:paragraph-properties fo:margin-top="2mm" fo:margin-bottom="0mm" fo:line-height="0.1mm"/>
    </style:style>
    <style:style style:name="end-env-p" style:family="paragraph">
      <style:paragraph-properties fo:margin-bottom="2mm" fo:margin-top="0mm" fo:line-height="0.1mm"/>
    </style:style>
    <style:style style:name="env-frame" style:family="graphic">
      <style:graphic-properties style:vertical-pos="top" style:vertical-rel="baseline" style:horizontal-pos="from-left" style:horizontal-rel="paragraph-content" fo:padding="0in" fo:border="none" style:shadow="none"/>
    </style:style>
    <style:style style:name="Sect1" style:family="section">
      <style:section-properties>
        <style:columns fo:column-count="1" fo:column-gap="0cm">
          <style:column fo:margin-top="0.5cm" fo:margin-left="0cm" fo:margin-right="0cm"/>
        </style:columns>
      </style:section-properties>
    </style:style>
    <style:style style:name="Sect2" style:family="section">
      <style:section-properties>
        <style:columns fo:column-count="0" fo:column-gap="0cm"/>
      </style:section-properties>
    </style:style>
    <style:style style:name="Contents-Heading" style:family="paragraph" style:parent-style-name="Heading" style:class="index">
      <style:paragraph-properties fo:margin-top="0.5cm" fo:margin-bottom="0.2cm" fo:margin-left="0cm" fo:margin-right="0cm" fo:font-size="16pt" fo:font-weight="bold" style:font-size-asian="16pt" style:font-weight-asian="bold" style:font-size-complex="16pt" style:font-weight-complex="bold" fo:text-indent="0cm" style:auto-text-indent="false" text:number-lines="false" text:line-number="0"/>
    </style:style>
    <style:style style:name="Index-Heading" style:family="paragraph" style:parent-style-name="Heading" style:class="index">
      <style:paragraph-properties fo:margin-left="0in" fo:margin-right="0in" fo:font-size="16pt" fo:font-weight="bold" style:font-size-asian="16pt" style:font-weight-asian="bold" style:font-size-complex="16pt" style:font-weight-complex="bold" fo:text-indent="0in" style:auto-text-indent="false" text:number-lines="false" text:line-number="0"/>
    </style:style>
    <style:style style:name="verse" style:family="paragraph" style:parent-style-name="Text-body" style:next-style-name="Text-body">
      <style:paragraph-properties fo:margin-left="1.499cm" fo:margin-right="1cm" fo:margin-top="0.199cm" fo:margin-bottom="0.199cm" fo:text-indent="-0.499cm" style:auto-text-indent="false">
        <style:tab-stops/>
      </style:paragraph-properties>
    </style:style>
    <text:list-style style:name="algorithmic">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algorithmic-dd" style:family="paragraph" style:parent-style-name="Standard">
      <style:paragraph-properties fo:margin-left="0.35in" fo:margin-right="0in" fo:margin-top="0cm" fo:margin-bottom="0.2cm" fo:text-indent="0in" style:auto-text-indent="false"/>
      <style:text-properties fo:wrap-option="no-wrap"/>
    </style:style>
    <style:style style:name="algorithmic-dt" style:family="paragraph" style:parent-style-name="">
      <style:paragraph-properties fo:margin-left="0.1in" fo:margin-right="0in" fo:text-indent="0in" style:auto-text-indent="false"/>
      <style:text-properties fo:wrap-option="no-wrap"/>
    </style:style>
    <style:style style:name="verb" style:family="text">
      <style:text-properties fo:font-family="monospace"/>
    </style:style>
    <style:style style:name="obeylines-h" style:family="text">
      <style:text-properties fo:wrap-option="no-wrap"/>
    </style:style>
    <style:style style:name="obeylines-v" style:family="text">
      <style:text-properties fo:wrap-option="no-wrap"/>
    </style:style>
    <style:style style:name="Preformatted-Text" style:family="paragraph" style:parent-style-name="Standard">
      <style:paragraph-properties fo:margin-top="0.2cm" fo:margin-bottom="0.2cm" fo:text-indent="0cm"/>
      <style:text-properties fo:font-family="monospace"/>
    </style:style>
    <style:style style:name="Preformatted-Text-rtl" style:family="paragraph" style:parent-style-name="Standard">
      <style:paragraph-properties fo:margin-top="0.2cm" fo:margin-bottom="0.2cm" fo:text-indent="0cm" fo:text-align="end" style:justify-single-word="false" style:writing-mode="rl-tb"/>
      <style:text-properties fo:font-family="monospace"/>
    </style:style>
    <style:style style:name="Footnote" style:family="paragraph" style:parent-style-name="Standard" style:class="extra">
      <style:paragraph-properties fo:margin-left="0.2in" fo:margin-right="0in" fo:text-indent="-0.2in" style:auto-text-indent="false"/>
    </style:style>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fo:font-style="normal" fo:font-weight="normal" style:text-position="0% 100%"/>
    </style:style>
    <style:style style:name="texttt" style:family="text">
      <style:text-properties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font-family-generic="swiss" style:font-pitch="variable"/>
    </style:style>
    <style:style style:name="textup" style:family="text">
      <style:text-properties fo:font-weight="normal" style:font-weight-asian="normal" style:font-weight-complex="normal"/>
    </style:style>
    <style:style style:name="overline" style:family="text">
      <style:text-properties style:text-underline="dotted"/>
    </style:style>
    <style:style style:name="underline" style:family="text">
      <style:text-properties style:text-underline-style="solid" style:text-underline-width="auto" style:text-underline-color="font-color"/>
    </style:style>
    <style:style style:name="Title" style:family="paragraph" style:parent-style-name="Heading" style:next-style-name="author" style:class="chapter">
      <style:paragraph-properties fo:margin-top="0.42cm" fo:margin-bottom="0.51cm" fo:font-size="20pt" fo:font-weight="normal" style:font-size-asian="18pt" style:font-weight-asian="bold" style:font-size-complex="18pt" style:font-weight-complex="bold" fo:text-align="center" style:justify-single-word="false"/>
    </style:style>
    <style:style style:name="Title-rtl" style:family="paragraph" style:parent-style-name="Heading-rtl" style:next-style-name="author-rtl" style:class="chapter">
      <style:paragraph-properties fo:margin-top="0.42cm" fo:margin-bottom="0.51cm" fo:font-size="20pt" fo:font-weight="normal" style:font-size-asian="18pt" style:font-weight-asian="bold" style:font-size-complex="18pt" style:font-weight-complex="bold" fo:text-align="center" style:justify-single-word="false" style:writing-mode="rl-tb"/>
    </style:style>
    <style:style style:name="author" style:family="paragraph" style:parent-style-name="Text-body" style:next-style-name="date">
      <style:paragraph-properties fo:margin-top="0cm" fo:margin-bottom="0.199cm" fo:font-size="14pt" fo:text-align="center" style:justify-single-word="false"/>
    </style:style>
    <style:style style:name="author-rtl" style:family="paragraph" style:parent-style-name="Text-body-rtl" style:next-style-name="date-rtl">
      <style:paragraph-properties fo:margin-top="0cm" fo:margin-bottom="0.199cm" fo:font-size="14pt" fo:text-align="center" style:justify-single-word="false" style:writing-mode="rl-tb"/>
    </style:style>
    <style:style style:name="date" style:family="paragraph" style:parent-style-name="Text-body" style:next-style-name="Text-body">
      <style:paragraph-properties fo:margin-top="0cm" fo:margin-bottom="0.199cm" fo:font-size="14pt" fo:text-align="center" style:justify-single-word="false"/>
    </style:style>
    <style:style style:name="date-rtl" style:family="paragraph" style:parent-style-name="Text-body" style:next-style-name="Text-body">
      <style:paragraph-properties fo:margin-top="0cm" fo:margin-bottom="0.199cm" fo:font-size="14pt" fo:text-align="center" style:justify-single-word="false" style:writing-mode="rl-tb"/>
    </style:style>
    <style:style style:name="abstract" style:family="paragraph" style:parent-style-name="Text-body" style:next-style-name="Text-body">
      <style:paragraph-properties fo:margin-left="3cm" fo:margin-right="3cm" fo:margin-top="0cm" fo:margin-bottom="0.199cm" fo:font-size="10pt" fo:text-indent="0cm" style:auto-text-indent="false"/>
    </style:style>
    <style:style style:name="abstract-rtl" style:family="paragraph" style:parent-style-name="Text-body-rtl" style:next-style-name="Text-body-rtl">
      <style:paragraph-properties fo:margin-left="3cm" fo:margin-right="3cm" fo:margin-top="0cm" fo:margin-bottom="0.199cm" fo:font-size="10pt" fo:text-indent="0cm" style:auto-text-indent="false" style:writing-mode="rl-tb"/>
    </style:style>
    <style:style style:name="abstract-title" style:family="paragraph" style:parent-style-name="abstract" style:next-style-name="abstract">
      <style:paragraph-properties fo:margin-top="0.499cm" fo:margin-bottom="0cm" fo:font-weight="bold" fo:text-align="center" style:justify-single-word="false"/>
    </style:style>
    <style:style style:name="Contents-1" style:family="paragraph" style:parent-style-name="Index" style:class="index">
      <style:paragraph-properties fo:margin-left="0cm" fo:margin-right="0cm" fo:margin-top="0cm" fo:margin-bottom="0.101cm" fo:font-weight="bold" fo:text-indent="0cm" style:auto-text-indent="false">
        <style:tab-stops>
          <style:tab-stop style:position="16.999cm" style:type="right" style:leader-char="."/>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leader-char="."/>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leader-char="."/>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leader-char="."/>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leader-char="."/>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text-indent="-1cm" fo:margin-right="0cm" style:auto-text-indent="false">
        <style:tab-stops/>
      </style:paragraph-properties>
    </style:style>
    <style:style style:name="quotation" style:family="paragraph" style:parent-style-name="Standard">
      <style:paragraph-properties fo:margin-left="1cm" fo:margin-right="1cm" fo:margin-top="0cm" fo:margin-bottom="0cm" fo:text-indent="0.499cm" style:auto-text-indent="true"/>
    </style:style>
    <style:style style:name="quotation-rtl" style:family="paragraph" style:parent-style-name="Standard">
      <style:paragraph-properties fo:margin-left="1cm" fo:margin-right="1cm" fo:margin-top="0cm" fo:margin-bottom="0cm" fo:text-indent="0.499cm" style:auto-text-indent="true" fo:text-align="end" style:writing-mode="rl-tb"/>
    </style:style>
    <style:style style:name="flushright" style:family="paragraph" style:parent-style-name="Text-body" style:next-style-name="Text-body" style:master-page-name="">
      <style:paragraph-properties fo:margin-top="0.199cm" fo:margin-bottom="0.199cm" fo:text-align="end" style:justify-single-word="false" style:page-number="0"/>
    </style:style>
    <style:style style:name="flushleft" style:family="paragraph" style:parent-style-name="Text-body" style:next-style-name="Text-body">
      <style:paragraph-properties fo:margin-top="0.199cm" fo:margin-bottom="0.199cm" fo:text-align="start" style:justify-single-word="false"/>
    </style:style>
    <style:style style:name="center" style:family="paragraph" style:parent-style-name="Text-body" style:next-style-name="Text-body">
      <style:paragraph-properties fo:margin-top="0.199cm" fo:margin-bottom="0.199cm" fo:text-align="center" style:justify-single-word="false">
        <style:tab-stops/>
      </style:paragraph-properties>
    </style:style>
    <style:style style:name="tabbing" style:family="paragraph" style:parent-style-name="Standard">
      <style:paragraph-properties fo:margin-left="0cm" fo:margin-right="0cm" fo:text-indent="0.5cm" style:auto-text-indent="false"/>
    </style:style>
    <style:style style:name="part" style:family="paragraph" style:parent-style-name="Heading" style:next-style-name="Text-body" style:list-style-name="part">
      <style:paragraph-properties fo:margin-top="0.52cm" fo:margin-bottom="0.21cm" fo:font-size="18pt"/>
    </style:style>
    <style:style style:name="paragraph-h" style:family="text">
      <style:text-properties fo:font-style="normal" fo:font-weight="bold"/>
    </style:style>
    <style:style style:name="subparagraph-h" style:family="text">
      <style:text-properties fo:font-style="normal" fo:font-weight="bold"/>
    </style:style>
    <style:style style:name="Heading-1" style:family="paragraph" style:parent-style-name="Heading" style:next-style-name="Text-body" style:class="text">
      <style:paragraph-properties fo:font-size="17.2999992370605pt" fo:font-weight="bold" style:font-size-asian="115%" style:font-weight-asian="bold" style:font-size-complex="115%" style:font-weight-complex="bold" fo:margin-top="40pt" fo:margin-bottom="25pt"/>
    </style:style>
    <style:style style:name="Heading-1-rtl" style:family="paragraph" style:parent-style-name="Heading-rtl" style:next-style-name="Text-body-rtl" style:class="text">
      <style:paragraph-properties fo:font-size="17.2999992370605pt" fo:font-weight="bold" style:font-size-asian="115%" style:font-weight-asian="bold" style:font-size-complex="115%" style:font-weight-complex="bold" fo:text-align="end" style:justify-single-word="false" style:writing-mode="rl-tb"/>
    </style:style>
    <style:style style:name="Heading-2" style:family="paragraph" style:parent-style-name="Heading" style:next-style-name="Text-body" style:class="text">
      <style:paragraph-properties fo:font-size="14.3999996185303pt" style:font-size-complex="14pt" style:font-style-complex="italic" style:font-weight-complex="bold" fo:margin-top="12pt" fo:margin-bottom="9pt"/>
    </style:style>
    <style:style style:name="Heading-2-rtl" style:family="paragraph" style:parent-style-name="Heading" style:next-style-name="Text-body" style:class="text">
      <style:paragraph-properties fo:font-size="14.3999996185303pt" style:font-size-complex="14pt" style:font-style-complex="italic" style:font-weight-complex="bold" fo:margin-top="0.42cm" fo:margin-bottom="0cm" fo:text-align="end" style:justify-single-word="false" style:writing-mode="rl-tb"/>
    </style:style>
    <style:style style:name="Heading-3" style:family="paragraph" style:parent-style-name="Heading" style:next-style-name="Text-body" style:class="text">
      <style:paragraph-properties fo:font-size="12pt" fo:font-weight="bold" style:font-size-asian="14pt" style:font-weight-asian="bold" style:font-size-complex="14pt" style:font-weight-complex="bold"/>
    </style:style>
    <style:style style:name="Heading-3-rtl" style:family="paragraph" style:parent-style-name="Heading-rtl" style:next-style-name="Text-body-rtl" style:class="text">
      <style:paragraph-properties fo:font-size="12pt" fo:font-weight="bold" style:font-size-asian="14pt" style:font-weight-asian="bold" style:font-size-complex="14pt" style:font-weight-complex="bold" fo:text-align="end" style:justify-single-word="false" style:writing-mode="rl-tb"/>
    </style:style>
    <style:style style:name="Heading-4" style:family="paragraph" style:parent-style-name="Heading" style:next-style-name="Text-body" style:class="text">
      <style:paragraph-properties fo:font-size="12pt" fo:font-weight="bold" fo:margin-top="0.42cm" fo:margin-bottom="0cm" style:font-size-complex="85%" style:font-style-complex="italic" style:font-weight-complex="bold"/>
    </style:style>
    <style:style style:name="Heading-4-rtl" style:family="paragraph" style:parent-style-name="Heading-rtl" style:next-style-name="Text-body-rtl" style:class="text">
      <style:paragraph-properties fo:font-size="12pt" fo:font-weight="bold" fo:margin-top="0.42cm" fo:margin-bottom="0cm" style:font-size-complex="85%" style:font-style-complex="italic" style:font-weight-complex="bold"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style:style>
    <style:style style:name="Heading-5-rtl"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fo:text-align="end" style:justify-single-word="false" style:writing-mode="rl-tb"/>
    </style:style>
    <style:style style:name="Heading-6"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6-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7"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7-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8"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8-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9"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9-rtl" style:family="paragraph" style:parent-style-name="Heading" style:next-style-name="Text-body" style:class="text">
      <style:paragraph-properties fo:font-size="75%" fo:font-weight="bold" style:font-size-asian="75%" style:font-weight-asian="bold" style:font-size-complex="75%" style:font-weight-complex="bold" fo:text-align="end" style:justify-single-word="false" style:writing-mode="rl-tb"/>
    </style:style>
    <style:style style:name="Heading-10"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10-rtl" style:family="paragraph" style:parent-style-name="Heading-rtl" style:next-style-name="Text-body-rtl" style:class="text">
      <style:paragraph-properties fo:font-size="75%" fo:font-weight="bold" style:font-size-asian="75%" style:font-weight-asian="bold" style:font-size-complex="75%" style:font-weight-complex="bold"/>
    </style:style>
  </office:styles>
  <office:automatic-styles>
    <style:page-layout style:name="Standard-page-layout">
      <style:page-layout-properties fo:page-width="597.50787pt" fo:page-height="845.04684pt" fo:margin-left="1.0in" fo:margin-right="1.0in" style:print-orientation="portrait"> </style:page-layout-properties>
    </style:page-layout>
  </office:automatic-styles>
  <office:master-styles>
    <style:master-page style:name="Standard" style:page-layout-name="Standard-page-layout"/>
  </office:master-styles>
</office:document-styles>
</file>

<file path=meta.xml><?xml version="1.0" encoding="utf-8"?>
<!DOCTYPE document-meta  PUBLIC '-//OpenOffice.org//DTD OfficeDocument 2.0//EN'  'office.dtd'>
<office:document-meta xmlns:office="urn:oasis:names:tc:opendocument:xmlns:office:1.0" xmlns:xlink="http://www.w3.org/1999/xlink" xmlns:dc="http://purl.org/dc/elements/1.1/" xmlns:meta="urn:oasis:names:tc:opendocument:xmlns:meta:1.0" xmlns:ooo="http://openoffice.org/2004/office" office:version="1.0">
  <office:meta>
    <meta:initial-creator>TeX4ht from NUIMThesis.tex, options: xhtml,ooffice,html,refcaption 
(http://www.cse.ohio-state.edu/~gurari/TeX4ht/)  
</meta:initial-creator>
    <meta:generator>TeX4ht from NUIMThesis.tex, options: xhtml,ooffice,html,refcaption 
(http://www.cse.ohio-state.edu/~gurari/TeX4ht/)  
</meta:generator>
    <meta:creation-date>2013-03-07 14:31:00</meta:creation-date>
    <dc:date>2013-03-07 14:31:00</dc:date>
  </office:meta>
</office:document-meta>
</file>

<file path=NUIMThesis-m2/content.xml><?xml version="1.0" encoding="utf-8"?>
<!DOCTYPE math  PUBLIC '-//W3C//DTD MathML 2.0//EN'  'math.dtd'>
<?xtpipes file="oo-math.4xt" ?>
<!-- NUIMThesis-m2 by TeX4ht from NUIMThesis.tex line 116 2009-06-11-09:32 
(http://www.cse.ohio-state.edu/~gurari/TeX4ht/) -->
<math:math xmlns:math="http://www.w3.org/1998/Math/MathML" xmlns:xlink="http://www.w3.org/1999/xlink">
  <math:mi>Y</math:mi>
  <math:mi>e</math:mi>
  <math:mi>a</math:mi>
  <math:mi>r</math:mi>
</math:math>
</file>

<file path=NUIMThesis-m3/content.xml><?xml version="1.0" encoding="utf-8"?>
<!DOCTYPE math  PUBLIC '-//W3C//DTD MathML 2.0//EN'  'math.dtd'>
<?xtpipes file="oo-math.4xt" ?>
<!-- NUIMThesis-m3 by TeX4ht from NUIMThesis.tex line 116 2009-06-11-09:32 
(http://www.cse.ohio-state.edu/~gurari/TeX4ht/) -->
<math:math xmlns:math="http://www.w3.org/1998/Math/MathML" xmlns:xlink="http://www.w3.org/1999/xlink">
  <math:mi>W</math:mi>
  <math:mi>i</math:mi>
  <math:mi>n</math:mi>
  <math:mi>n</math:mi>
  <math:mi>e</math:mi>
  <math:mi>r</math:mi>
</math:math>
</file>

<file path=NUIMThesis-m4/content.xml><?xml version="1.0" encoding="utf-8"?>
<!DOCTYPE math  PUBLIC '-//W3C//DTD MathML 2.0//EN'  'math.dtd'>
<?xtpipes file="oo-math.4xt" ?>
<!-- NUIMThesis-m4 by TeX4ht from NUIMThesis.tex line 135 2009-06-11-09:32 
(http://www.cse.ohio-state.edu/~gurari/TeX4ht/) -->
<math:math xmlns:math="http://www.w3.org/1998/Math/MathML" xmlns:xlink="http://www.w3.org/1999/xlink">
  <math:mi>W</math:mi>
  <math:mi>h</math:mi>
  <math:mi>a</math:mi>
  <math:mi>t</math:mi>
  <math:mi>s</math:mi>
  <math:mi>t</math:mi>
  <math:mi>a</math:mi>
  <math:mi>r</math:mi>
  <math:mi>t</math:mi>
  <math:mi>s</math:mi>
  <math:mi>w</math:mi>
  <math:mi>i</math:mi>
  <math:mi>t</math:mi>
  <math:mi>h</math:mi>
  <math:mi>e</math:mi>
  <math:mo>,</math:mo>
  <math:mi>e</math:mi>
  <math:mi>n</math:mi>
  <math:mi>d</math:mi>
  <math:mi>s</math:mi>
  <math:mi>w</math:mi>
  <math:mi>i</math:mi>
  <math:mi>t</math:mi>
  <math:mi>h</math:mi>
  <math:mi>e</math:mi>
  <math:mi>a</math:mi>
  <math:mi>n</math:mi>
  <math:mi>d</math:mi>
  <math:mi>c</math:mi>
  <math:mi>o</math:mi>
  <math:mi>n</math:mi>
  <math:mi>t</math:mi>
  <math:mi>a</math:mi>
  <math:mi>i</math:mi>
  <math:mi>n</math:mi>
  <math:mi>s</math:mi>
  <math:mi>o</math:mi>
  <math:mi>n</math:mi>
  <math:mi>l</math:mi>
  <math:mi>y</math:mi>
  <math:mi>o</math:mi>
  <math:mi>n</math:mi>
  <math:mi>e</math:mi>
  <math:mi>l</math:mi>
  <math:mi>e</math:mi>
  <math:mi>t</math:mi>
  <math:mi>t</math:mi>
  <math:mi>e</math:mi>
  <math:mi>r</math:mi>
  <math:mtext>?</math:mtext>
</math:math>
</file>